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21.0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45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id-7" table:style-name="ta1">
        <table:shapes>
          <draw:frame draw:z-index="0" draw:style-name="gr1" draw:text-style-name="P1" svg:width="453.51pt" svg:height="255.09pt" svg:x="432.4pt" svg:y="2.83pt">
            <loext:p draw:notify-on-update-of-ranges="'Grid-7'.H2:'Grid-7'.H14 'Grid-7'.L1:'Grid-7'.L1 'Grid-7'.L2:'Grid-7'.L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3pt" svg:x="419.75pt" svg:y="278.59pt">
            <loext:p draw:notify-on-update-of-ranges="'Grid-7'.G1:'Grid-7'.G1 'Grid-7'.G2:'Grid-7'.G14 'Grid-7'.I1:'Grid-7'.I1 'Grid-7'.I2:'Grid-7'.I14 'Grid-7'.J1:'Grid-7'.J1 'Grid-7'.J2:'Grid-7'.J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9704" calcext:value-type="float">
            <text:p>9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71740" calcext:value-type="float">
            <text:p>171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0" calcext:value-type="float">
            <text:p>3010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4" calcext:value-type="float">
            <text:p>30100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8" calcext:value-type="float">
            <text:p>30100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0" calcext:value-type="float">
            <text:p>30100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0" calcext:value-type="float">
            <text:p>30100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3" calcext:value-type="float">
            <text:p>30100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3010070" calcext:value-type="float">
            <text:p>30100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</table:table>
      <table:table table:name="Grid-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olutio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7378" calcext:value-type="float">
            <text:p>27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57" calcext:value-type="float">
            <text:p>30100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56" calcext:value-type="float">
            <text:p>30100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1" calcext:value-type="float">
            <text:p>30100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57" calcext:value-type="float">
            <text:p>30100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1" calcext:value-type="float">
            <text:p>30100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57" calcext:value-type="float">
            <text:p>30100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55" calcext:value-type="float">
            <text:p>30100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0" calcext:value-type="float">
            <text:p>30100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2" calcext:value-type="float">
            <text:p>30100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7" calcext:value-type="float">
            <text:p>30100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float" office:value="3010060" calcext:value-type="float">
            <text:p>30100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3010066" calcext:value-type="float">
            <text:p>30100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3010070" calcext:value-type="float">
            <text:p>3010070</text:p>
          </table:table-cell>
        </table:table-row>
      </table:table>
      <table:table table:name="Comparison-7" table:style-name="ta1">
        <table:shapes>
          <draw:frame draw:z-index="0" draw:style-name="gr1" draw:text-style-name="P1" svg:width="995.9pt" svg:height="255.23pt" svg:x="243.52pt" svg:y="20.32pt">
            <loext:p draw:notify-on-update-of-ranges="'Comparison-7'.G2:'Comparison-7'.G14 'Comparison-7'.L1:'Comparison-7'.L1 'Comparison-7'.L2:'Comparison-7'.L14 'Comparison-7'.P1:'Comparison-7'.P1 'Comparison-7'.P2:'Comparison-7'.P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24.77pt" svg:height="255.09pt" svg:x="78.55pt" svg:y="293.47pt">
            <loext:p draw:notify-on-update-of-ranges="'Comparison-7'.G1:'Comparison-7'.G1 'Comparison-7'.G2:'Comparison-7'.G14 'Comparison-7'.I1:'Comparison-7'.I1 'Comparison-7'.I2:'Comparison-7'.I14 'Comparison-7'.J1:'Comparison-7'.J1 'Comparison-7'.J2:'Comparison-7'.J14 'Comparison-7'.M1:'Comparison-7'.M1 'Comparison-7'.M2:'Comparison-7'.M14 'Comparison-7'.N1:'Comparison-7'.N1 'Comparison-7'.N2:'Comparison-7'.N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number-columns-repeated="10" table:default-cell-style-name="Default"/>
        <table:table-column table:style-name="co12" table:default-cell-style-name="ce1"/>
        <table:table-column table:style-name="co12" table:number-columns-repeated="3" table:default-cell-style-name="Default"/>
        <table:table-column table:style-name="co12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 - Without Symmetry Braking</text:p>
          </table:table-cell>
          <table:table-cell office:value-type="string" calcext:value-type="string">
            <text:p>Solutio - Without Symmetry Braking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 - Without Symmetry Braking</text:p>
          </table:table-cell>
          <table:table-cell office:value-type="string" calcext:value-type="string">
            <text:p>LB - With Symmetry Braking</text:p>
          </table:table-cell>
          <table:table-cell office:value-type="string" calcext:value-type="string">
            <text:p>Solution - With Symmetry Braking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 - With Symmetry Brak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9704" calcext:value-type="float">
            <text:p>9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71740" calcext:value-type="float">
            <text:p>1717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100" calcext:value-type="float">
            <text:p>3010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4" calcext:value-type="float">
            <text:p>30100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4717" calcext:value-type="float">
            <text:p>14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98" calcext:value-type="float">
            <text:p>301009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26699" calcext:value-type="float">
            <text:p>26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0" calcext:value-type="float">
            <text:p>301008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46020" calcext:value-type="float">
            <text:p>460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80" calcext:value-type="float">
            <text:p>30100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945" calcext:value-type="float">
            <text:p>17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3" calcext:value-type="float">
            <text:p>301006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35597" calcext:value-type="float">
            <text:p>355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3010070" calcext:value-type="float">
            <text:p>301007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18979" calcext:value-type="float">
            <text:p>189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float" office:value="26065" calcext:value-type="float">
            <text:p>26065</text:p>
          </table:table-cell>
        </table:table-row>
      </table:table>
      <table:table table:name="Comparison-8" table:style-name="ta1">
        <table:shapes>
          <draw:frame draw:z-index="0" draw:style-name="gr1" draw:text-style-name="P1" svg:width="699.31pt" svg:height="255.23pt" svg:x="3.91pt" svg:y="352.37pt">
            <loext:p draw:notify-on-update-of-ranges="'Comparison-8'.G2:'Comparison-8'.G20 'Comparison-8'.L1:'Comparison-8'.L1 'Comparison-8'.L2:'Comparison-8'.L20 'Comparison-8'.P1:'Comparison-8'.P1 'Comparison-8'.P2:'Comparison-8'.P2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07.68pt" svg:height="651.26pt" svg:x="487.05pt" svg:y="34.64pt">
            <loext:p draw:notify-on-update-of-ranges="'Comparison-8'.G2:'Comparison-8'.G20 'Comparison-8'.I1:'Comparison-8'.I1 'Comparison-8'.I2:'Comparison-8'.I20 'Comparison-8'.J1:'Comparison-8'.J1 'Comparison-8'.J2:'Comparison-8'.J20 'Comparison-8'.M1:'Comparison-8'.M1 'Comparison-8'.M2:'Comparison-8'.M20 'Comparison-8'.N1:'Comparison-8'.N1 'Comparison-8'.N2:'Comparison-8'.N20 'Comparison-8'.Q1:'Comparison-8'.Q1 'Comparison-8'.Q2:'Comparison-8'.Q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number-columns-repeated="10" table:default-cell-style-name="Default"/>
        <table:table-column table:style-name="co12" table:default-cell-style-name="ce1"/>
        <table:table-column table:style-name="co12" table:number-columns-repeated="3" table:default-cell-style-name="Default"/>
        <table:table-column table:style-name="co12" table:default-cell-style-name="ce1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_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B - Without Symmetry Braking</text:p>
          </table:table-cell>
          <table:table-cell office:value-type="string" calcext:value-type="string">
            <text:p>UB - Without Symmetry Brakingn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 - Without Symmetry Braking</text:p>
          </table:table-cell>
          <table:table-cell office:value-type="string" calcext:value-type="string">
            <text:p>LB - With Symmetry Braking</text:p>
          </table:table-cell>
          <table:table-cell office:value-type="string" calcext:value-type="string">
            <text:p>UB - With Symmetry Braking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Duration - With Symmetry Braking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542" calcext:value-type="float">
            <text:p>15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7378" calcext:value-type="float">
            <text:p>273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57" calcext:value-type="float">
            <text:p>30100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2860" calcext:value-type="float">
            <text:p>28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56" calcext:value-type="float">
            <text:p>30100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15514" calcext:value-type="float">
            <text:p>155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5" calcext:value-type="float">
            <text:p>30100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93908" calcext:value-type="float">
            <text:p>939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1" calcext:value-type="float">
            <text:p>30100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true</text:p>
          </table:table-cell>
          <table:table-cell office:value-type="float" office:value="589329" calcext:value-type="float">
            <text:p>5893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57" calcext:value-type="float">
            <text:p>30100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float" office:value="2839945" calcext:value-type="float">
            <text:p>28399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1" calcext:value-type="float">
            <text:p>301006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float" office:value="3010106" calcext:value-type="float">
            <text:p>30101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57" calcext:value-type="float">
            <text:p>301005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float" office:value="2631068" calcext:value-type="float">
            <text:p>26310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8" calcext:value-type="float">
            <text:p>301007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float" office:value="3010086" calcext:value-type="float">
            <text:p>30100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55" calcext:value-type="float">
            <text:p>301005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float" office:value="1583739" calcext:value-type="float">
            <text:p>15837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70" calcext:value-type="float">
            <text:p>301007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672132" calcext:value-type="float">
            <text:p>6721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2" calcext:value-type="float">
            <text:p>301006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928228" calcext:value-type="float">
            <text:p>9282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false</text:p>
          </table:table-cell>
          <table:table-cell office:value-type="float" office:value="3010067" calcext:value-type="float">
            <text:p>30100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1289172" calcext:value-type="float">
            <text:p>12891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float" office:value="3010060" calcext:value-type="float">
            <text:p>301006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float" office:value="1811995" calcext:value-type="float">
            <text:p>18119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3010066" calcext:value-type="float">
            <text:p>30100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2284134" calcext:value-type="float">
            <text:p>22841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id-8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3010070" calcext:value-type="float">
            <text:p>30100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883176" calcext:value-type="float">
            <text:p>883176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5:11:12.811373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03T17:50:55.010568480</dc:date>
    <meta:editing-duration>P3DT5H3M4S</meta:editing-duration>
    <meta:editing-cycles>6</meta:editing-cycles>
    <meta:document-statistic meta:table-count="4" meta:cell-count="97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'Grid-7'.H2:'Grid-7'.H14 'Grid-7'.L1:'Grid-7'.L14" chart:data-source-has-labels="both" svg:x="0.32cm" svg:y="0.18cm" svg:width="12.746cm" svg:height="8.64cm">
          <chartooo:coordinate-region svg:x="1.867cm" svg:y="0.379cm" svg:width="11.012cm" svg:height="7.794cm"/>
          <chart:axis chart:dimension="x" chart:name="primary-x" chart:style-name="ch4" chartooo:axis-type="auto">
            <chartooo:date-scale/>
            <chart:categories table:cell-range-address="'Grid-7'.H2:'Grid-7'.H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id-7'.L2:'Grid-7'.L14" chart:label-cell-address="'Grid-7'.L1:'Grid-7'.L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Grid-7'.L1:'Grid-7'.L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Grid-7'.H2:'Grid-7'.H14</svg:desc>
                </draw:g>
              </table:table-cell>
              <table:table-cell office:value-type="float" office:value="4">
                <text:p>4</text:p>
                <draw:g>
                  <svg:desc>'Grid-7'.L2:'Grid-7'.L1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704">
                <text:p>97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1740">
                <text:p>1717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10100">
                <text:p>3010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10084">
                <text:p>30100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10098">
                <text:p>301009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10080">
                <text:p>301008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10080">
                <text:p>301008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10063">
                <text:p>30100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10075">
                <text:p>30100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10070">
                <text:p>30100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10075">
                <text:p>3010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3.403cm" svg:y="3.705cm" style:legend-expansion="high" chart:style-name="ch2"/>
        <chart:plot-area chart:style-name="ch3" table:cell-range-address="'Grid-7'.G1:'Grid-7'.G14 'Grid-7'.I1:'Grid-7'.J14" chart:data-source-has-labels="row" svg:x="0.319cm" svg:y="0.18cm" svg:width="12.765cm" svg:height="8.645cm">
          <chartooo:coordinate-region svg:x="0.755cm" svg:y="0.379cm" svg:width="11.9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id-7'.G2:'Grid-7'.G14" chart:label-cell-address="'Grid-7'.G1:'Grid-7'.G1" chart:class="chart:line">
            <chart:data-point chart:repeated="13"/>
          </chart:series>
          <chart:series chart:style-name="ch7" chart:values-cell-range-address="'Grid-7'.I2:'Grid-7'.I14" chart:label-cell-address="'Grid-7'.I1:'Grid-7'.I1" chart:class="chart:line">
            <chart:data-point chart:repeated="13"/>
          </chart:series>
          <chart:series chart:style-name="ch8" chart:values-cell-range-address="'Grid-7'.J2:'Grid-7'.J14" chart:label-cell-address="'Grid-7'.J1:'Grid-7'.J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Grid-7'.G1:'Grid-7'.G1</svg:desc>
                </draw:g>
              </table:table-cell>
              <table:table-cell office:value-type="string">
                <text:p>LB</text:p>
                <draw:g>
                  <svg:desc>'Grid-7'.I1:'Grid-7'.I1</svg:desc>
                </draw:g>
              </table:table-cell>
              <table:table-cell office:value-type="string">
                <text:p>Solution</text:p>
                <draw:g>
                  <svg:desc>'Grid-7'.J1:'Grid-7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Grid-7'.G2:'Grid-7'.G14</svg:desc>
                </draw:g>
              </table:table-cell>
              <table:table-cell office:value-type="float" office:value="6">
                <text:p>6</text:p>
                <draw:g>
                  <svg:desc>'Grid-7'.I2:'Grid-7'.I14</svg:desc>
                </draw:g>
              </table:table-cell>
              <table:table-cell office:value-type="float" office:value="NaN">
                <text:p>NaN</text:p>
                <draw:g>
                  <svg:desc>'Grid-7'.J2:'Grid-7'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134cm" svg:height="9.005cm" xlink:href=".." xlink:type="simple" chart:class="chart:line" chart:style-name="ch1">
        <chart:legend chart:legend-position="end" svg:x="28.075cm" svg:y="3.954cm" style:legend-expansion="high" chart:style-name="ch2"/>
        <chart:plot-area chart:style-name="ch3" table:cell-range-address="'Comparison-7'.G2:'Comparison-7'.G14 'Comparison-7'.L1:'Comparison-7'.L14 'Comparison-7'.P1:'Comparison-7'.P14" chart:data-source-has-labels="both" svg:x="0.702cm" svg:y="0.18cm" svg:width="26.671cm" svg:height="8.645cm">
          <chartooo:coordinate-region svg:x="2.249cm" svg:y="0.379cm" svg:width="24.938cm" svg:height="7.799cm"/>
          <chart:axis chart:dimension="x" chart:name="primary-x" chart:style-name="ch4" chartooo:axis-type="auto">
            <chartooo:date-scale/>
            <chart:categories table:cell-range-address="'Comparison-7'.G2:'Comparison-7'.G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parison-7'.L2:'Comparison-7'.L14" chart:label-cell-address="'Comparison-7'.L1:'Comparison-7'.L1" chart:class="chart:line">
            <chart:data-point chart:repeated="13"/>
          </chart:series>
          <chart:series chart:style-name="ch7" chart:values-cell-range-address="'Comparison-7'.P2:'Comparison-7'.P14" chart:label-cell-address="'Comparison-7'.P1:'Comparison-7'.P1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 - Without Symmetry Braking</text:p>
                <draw:g>
                  <svg:desc>'Comparison-7'.L1:'Comparison-7'.L1</svg:desc>
                </draw:g>
              </table:table-cell>
              <table:table-cell office:value-type="string">
                <text:p>Duration - With Symmetry Braking</text:p>
                <draw:g>
                  <svg:desc>'Comparison-7'.P1:'Comparison-7'.P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Comparison-7'.G2:'Comparison-7'.G14</svg:desc>
                </draw:g>
              </table:table-cell>
              <table:table-cell office:value-type="float" office:value="4">
                <text:p>4</text:p>
                <draw:g>
                  <svg:desc>'Comparison-7'.L2:'Comparison-7'.L14</svg:desc>
                </draw:g>
              </table:table-cell>
              <table:table-cell office:value-type="float" office:value="6">
                <text:p>6</text:p>
                <draw:g>
                  <svg:desc>'Comparison-7'.P2:'Comparison-7'.P1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704">
                <text:p>970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1740">
                <text:p>17174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10100">
                <text:p>3010100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10084">
                <text:p>3010084</text:p>
              </table:table-cell>
              <table:table-cell office:value-type="float" office:value="14717">
                <text:p>147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10098">
                <text:p>3010098</text:p>
              </table:table-cell>
              <table:table-cell office:value-type="float" office:value="26699">
                <text:p>266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10080">
                <text:p>3010080</text:p>
              </table:table-cell>
              <table:table-cell office:value-type="float" office:value="46020">
                <text:p>4602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10080">
                <text:p>3010080</text:p>
              </table:table-cell>
              <table:table-cell office:value-type="float" office:value="17945">
                <text:p>179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10063">
                <text:p>3010063</text:p>
              </table:table-cell>
              <table:table-cell office:value-type="float" office:value="30208">
                <text:p>302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10075">
                <text:p>3010075</text:p>
              </table:table-cell>
              <table:table-cell office:value-type="float" office:value="35597">
                <text:p>355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10070">
                <text:p>3010070</text:p>
              </table:table-cell>
              <table:table-cell office:value-type="float" office:value="18979">
                <text:p>189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10075">
                <text:p>3010075</text:p>
              </table:table-cell>
              <table:table-cell office:value-type="float" office:value="26065">
                <text:p>260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736cm" svg:height="9cm" xlink:href=".." xlink:type="simple" chart:class="chart:line" chart:style-name="ch1">
        <chart:legend chart:legend-position="end" svg:x="39.703cm" svg:y="3.205cm" style:legend-expansion="high" chart:style-name="ch2"/>
        <chart:plot-area chart:style-name="ch3" table:cell-range-address="'Comparison-7'.G1:'Comparison-7'.G14 'Comparison-7'.I1:'Comparison-7'.J14 'Comparison-7'.M1:'Comparison-7'.N14" chart:data-source-has-labels="row" svg:x="0.934cm" svg:y="0.18cm" svg:width="37.835cm" svg:height="8.64cm">
          <chartooo:coordinate-region svg:x="1.37cm" svg:y="0.379cm" svg:width="37.0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mparison-7'.G2:'Comparison-7'.G14" chart:label-cell-address="'Comparison-7'.G1:'Comparison-7'.G1" chart:class="chart:line">
            <chart:data-point chart:repeated="13"/>
          </chart:series>
          <chart:series chart:style-name="ch7" chart:values-cell-range-address="'Comparison-7'.I2:'Comparison-7'.I14" chart:label-cell-address="'Comparison-7'.I1:'Comparison-7'.I1" chart:class="chart:line">
            <chart:data-point chart:repeated="13"/>
          </chart:series>
          <chart:series chart:style-name="ch8" chart:values-cell-range-address="'Comparison-7'.J2:'Comparison-7'.J14" chart:label-cell-address="'Comparison-7'.J1:'Comparison-7'.J1" chart:class="chart:line">
            <chart:data-point chart:repeated="13"/>
          </chart:series>
          <chart:series chart:style-name="ch9" chart:values-cell-range-address="'Comparison-7'.M2:'Comparison-7'.M14" chart:label-cell-address="'Comparison-7'.M1:'Comparison-7'.M1" chart:class="chart:line">
            <chart:data-point chart:repeated="13"/>
          </chart:series>
          <chart:series chart:style-name="ch10" chart:values-cell-range-address="'Comparison-7'.N2:'Comparison-7'.N14" chart:label-cell-address="'Comparison-7'.N1:'Comparison-7'.N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Comparison-7'.G1:'Comparison-7'.G1</svg:desc>
                </draw:g>
              </table:table-cell>
              <table:table-cell office:value-type="string">
                <text:p>LB - Without Symmetry Braking</text:p>
                <draw:g>
                  <svg:desc>'Comparison-7'.I1:'Comparison-7'.I1</svg:desc>
                </draw:g>
              </table:table-cell>
              <table:table-cell office:value-type="string">
                <text:p>Solutio - Without Symmetry Brakingn</text:p>
                <draw:g>
                  <svg:desc>'Comparison-7'.J1:'Comparison-7'.J1</svg:desc>
                </draw:g>
              </table:table-cell>
              <table:table-cell office:value-type="string">
                <text:p>LB - With Symmetry Braking</text:p>
                <draw:g>
                  <svg:desc>'Comparison-7'.M1:'Comparison-7'.M1</svg:desc>
                </draw:g>
              </table:table-cell>
              <table:table-cell office:value-type="string">
                <text:p>Solution - With Symmetry Braking</text:p>
                <draw:g>
                  <svg:desc>'Comparison-7'.N1:'Comparison-7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omparison-7'.G2:'Comparison-7'.G14</svg:desc>
                </draw:g>
              </table:table-cell>
              <table:table-cell office:value-type="float" office:value="6">
                <text:p>6</text:p>
                <draw:g>
                  <svg:desc>'Comparison-7'.I2:'Comparison-7'.I14</svg:desc>
                </draw:g>
              </table:table-cell>
              <table:table-cell office:value-type="float" office:value="NaN">
                <text:p>NaN</text:p>
                <draw:g>
                  <svg:desc>'Comparison-7'.J2:'Comparison-7'.J14</svg:desc>
                </draw:g>
              </table:table-cell>
              <table:table-cell office:value-type="float" office:value="6">
                <text:p>6</text:p>
                <draw:g>
                  <svg:desc>'Comparison-7'.M2:'Comparison-7'.M14</svg:desc>
                </draw:g>
              </table:table-cell>
              <table:table-cell office:value-type="float" office:value="NaN">
                <text:p>NaN</text:p>
                <draw:g>
                  <svg:desc>'Comparison-7'.N2:'Comparison-7'.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71cm" svg:height="9.005cm" xlink:href=".." xlink:type="simple" chart:class="chart:line" chart:style-name="ch1">
        <chart:legend chart:legend-position="end" svg:x="17.612cm" svg:y="3.954cm" style:legend-expansion="high" chart:style-name="ch2"/>
        <chart:plot-area chart:style-name="ch3" table:cell-range-address="'Comparison-8'.G2:'Comparison-8'.G20 'Comparison-8'.L1:'Comparison-8'.L20 'Comparison-8'.P1:'Comparison-8'.P20" chart:data-source-has-labels="both" svg:x="1.504cm" svg:y="0.18cm" svg:width="15.615cm" svg:height="7.664cm">
          <chartooo:coordinate-region svg:x="3.051cm" svg:y="0.379cm" svg:width="13.881cm" svg:height="6.818cm"/>
          <chart:axis chart:dimension="x" chart:name="primary-x" chart:style-name="ch4" chartooo:axis-type="auto">
            <chartooo:date-scale/>
            <chart:title svg:x="9.174cm" svg:y="8.024cm" chart:style-name="ch5">
              <text:p>c</text:p>
            </chart:title>
            <chart:categories table:cell-range-address="'Comparison-8'.G2:'Comparison-8'.G20"/>
          </chart:axis>
          <chart:axis chart:dimension="y" chart:name="primary-y" chart:style-name="ch4">
            <chart:title svg:x="0.451cm" svg:y="5.3cm" chart:style-name="ch6">
              <text:p>Time(milisecond)</text:p>
            </chart:title>
            <chart:grid chart:style-name="ch7" chart:class="major"/>
          </chart:axis>
          <chart:series chart:style-name="ch8" chart:values-cell-range-address="'Comparison-8'.L2:'Comparison-8'.L20" chart:label-cell-address="'Comparison-8'.L1:'Comparison-8'.L1" chart:class="chart:line">
            <chart:data-point chart:repeated="19"/>
          </chart:series>
          <chart:series chart:style-name="ch9" chart:values-cell-range-address="'Comparison-8'.P2:'Comparison-8'.P20" chart:label-cell-address="'Comparison-8'.P1:'Comparison-8'.P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 - Without Symmetry Braking</text:p>
                <draw:g>
                  <svg:desc>'Comparison-8'.L1:'Comparison-8'.L1</svg:desc>
                </draw:g>
              </table:table-cell>
              <table:table-cell office:value-type="string">
                <text:p>Duration - With Symmetry Braking</text:p>
                <draw:g>
                  <svg:desc>'Comparison-8'.P1:'Comparison-8'.P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Comparison-8'.G2:'Comparison-8'.G20</svg:desc>
                </draw:g>
              </table:table-cell>
              <table:table-cell office:value-type="float" office:value="0">
                <text:p>0</text:p>
                <draw:g>
                  <svg:desc>'Comparison-8'.L2:'Comparison-8'.L20</svg:desc>
                </draw:g>
              </table:table-cell>
              <table:table-cell office:value-type="float" office:value="5">
                <text:p>5</text:p>
                <draw:g>
                  <svg:desc>'Comparison-8'.P2:'Comparison-8'.P20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42">
                <text:p>154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378">
                <text:p>2737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10057">
                <text:p>3010057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10056">
                <text:p>3010056</text:p>
              </table:table-cell>
              <table:table-cell office:value-type="float" office:value="15514">
                <text:p>155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10075">
                <text:p>3010075</text:p>
              </table:table-cell>
              <table:table-cell office:value-type="float" office:value="93908">
                <text:p>939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10061">
                <text:p>3010061</text:p>
              </table:table-cell>
              <table:table-cell office:value-type="float" office:value="589329">
                <text:p>5893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10057">
                <text:p>3010057</text:p>
              </table:table-cell>
              <table:table-cell office:value-type="float" office:value="2839945">
                <text:p>28399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10061">
                <text:p>3010061</text:p>
              </table:table-cell>
              <table:table-cell office:value-type="float" office:value="3010106">
                <text:p>30101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10057">
                <text:p>3010057</text:p>
              </table:table-cell>
              <table:table-cell office:value-type="float" office:value="2631068">
                <text:p>26310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010078">
                <text:p>3010078</text:p>
              </table:table-cell>
              <table:table-cell office:value-type="float" office:value="3010086">
                <text:p>30100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10055">
                <text:p>3010055</text:p>
              </table:table-cell>
              <table:table-cell office:value-type="float" office:value="1583739">
                <text:p>15837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10070">
                <text:p>3010070</text:p>
              </table:table-cell>
              <table:table-cell office:value-type="float" office:value="672132">
                <text:p>6721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010062">
                <text:p>3010062</text:p>
              </table:table-cell>
              <table:table-cell office:value-type="float" office:value="928228">
                <text:p>9282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10067">
                <text:p>3010067</text:p>
              </table:table-cell>
              <table:table-cell office:value-type="float" office:value="1289172">
                <text:p>128917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10060">
                <text:p>3010060</text:p>
              </table:table-cell>
              <table:table-cell office:value-type="float" office:value="1811995">
                <text:p>18119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10066">
                <text:p>3010066</text:p>
              </table:table-cell>
              <table:table-cell office:value-type="float" office:value="2284134">
                <text:p>228413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010070">
                <text:p>3010070</text:p>
              </table:table-cell>
              <table:table-cell office:value-type="float" office:value="883176">
                <text:p>8831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022cm" svg:height="22.976cm" xlink:href=".." xlink:type="simple" chart:class="chart:line" chart:style-name="ch1">
        <chart:legend chart:legend-position="end" svg:x="24.772cm" svg:y="10.193cm" style:legend-expansion="high" chart:style-name="ch2"/>
        <chart:plot-area chart:style-name="ch3" table:cell-range-address="'Comparison-8'.G2:'Comparison-8'.G20 'Comparison-8'.I1:'Comparison-8'.J20 'Comparison-8'.M1:'Comparison-8'.N20 'Comparison-8'.Q1:'Comparison-8'.Q20" chart:data-source-has-labels="both" svg:x="1.651cm" svg:y="0.459cm" svg:width="22.481cm" svg:height="21.077cm">
          <chartooo:coordinate-region svg:x="2.272cm" svg:y="0.659cm" svg:width="21.674cm" svg:height="20.23cm"/>
          <chart:axis chart:dimension="x" chart:name="primary-x" chart:style-name="ch4" chartooo:axis-type="auto">
            <chartooo:date-scale/>
            <chart:title svg:x="12.754cm" svg:y="21.995cm" chart:style-name="ch5">
              <text:p>c</text:p>
            </chart:title>
            <chart:categories table:cell-range-address="'Comparison-8'.G2:'Comparison-8'.G20"/>
          </chart:axis>
          <chart:axis chart:dimension="y" chart:name="primary-y" chart:style-name="ch4">
            <chart:title svg:x="0.451cm" svg:y="12.073cm" chart:style-name="ch6">
              <text:p>Bound(vertex)</text:p>
            </chart:title>
            <chart:grid chart:style-name="ch7" chart:class="major"/>
          </chart:axis>
          <chart:series chart:style-name="ch8" chart:values-cell-range-address="'Comparison-8'.I2:'Comparison-8'.I20" chart:label-cell-address="'Comparison-8'.I1:'Comparison-8'.I1" chart:class="chart:line">
            <chart:data-point chart:repeated="19"/>
          </chart:series>
          <chart:series chart:style-name="ch9" chart:values-cell-range-address="'Comparison-8'.J2:'Comparison-8'.J20" chart:label-cell-address="'Comparison-8'.J1:'Comparison-8'.J1" chart:class="chart:line">
            <chart:data-point chart:repeated="19"/>
          </chart:series>
          <chart:series chart:style-name="ch10" chart:values-cell-range-address="'Comparison-8'.M2:'Comparison-8'.M20" chart:label-cell-address="'Comparison-8'.M1:'Comparison-8'.M1" chart:class="chart:line">
            <chart:data-point chart:repeated="19"/>
          </chart:series>
          <chart:series chart:style-name="ch11" chart:values-cell-range-address="'Comparison-8'.N2:'Comparison-8'.N20" chart:label-cell-address="'Comparison-8'.N1:'Comparison-8'.N1" chart:class="chart:line">
            <chart:data-point chart:repeated="19"/>
          </chart:series>
          <chart:series chart:style-name="ch12" chart:values-cell-range-address="'Comparison-8'.Q2:'Comparison-8'.Q20" chart:label-cell-address="'Comparison-8'.Q1:'Comparison-8'.Q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 - Without Symmetry Braking</text:p>
                <draw:g>
                  <svg:desc>'Comparison-8'.I1:'Comparison-8'.I1</svg:desc>
                </draw:g>
              </table:table-cell>
              <table:table-cell office:value-type="string">
                <text:p>UB - Without Symmetry Brakingn</text:p>
                <draw:g>
                  <svg:desc>'Comparison-8'.J1:'Comparison-8'.J1</svg:desc>
                </draw:g>
              </table:table-cell>
              <table:table-cell office:value-type="string">
                <text:p>LB - With Symmetry Braking</text:p>
                <draw:g>
                  <svg:desc>'Comparison-8'.M1:'Comparison-8'.M1</svg:desc>
                </draw:g>
              </table:table-cell>
              <table:table-cell office:value-type="string">
                <text:p>UB - With Symmetry Braking</text:p>
                <draw:g>
                  <svg:desc>'Comparison-8'.N1:'Comparison-8'.N1</svg:desc>
                </draw:g>
              </table:table-cell>
              <table:table-cell office:value-type="string">
                <text:p>C</text:p>
                <draw:g>
                  <svg:desc>'Comparison-8'.Q1:'Comparison-8'.Q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Comparison-8'.G2:'Comparison-8'.G20</svg:desc>
                </draw:g>
              </table:table-cell>
              <table:table-cell office:value-type="float" office:value="6">
                <text:p>6</text:p>
                <draw:g>
                  <svg:desc>'Comparison-8'.I2:'Comparison-8'.I20</svg:desc>
                </draw:g>
              </table:table-cell>
              <table:table-cell office:value-type="float" office:value="NaN">
                <text:p>NaN</text:p>
                <draw:g>
                  <svg:desc>'Comparison-8'.J2:'Comparison-8'.J20</svg:desc>
                </draw:g>
              </table:table-cell>
              <table:table-cell office:value-type="float" office:value="6">
                <text:p>6</text:p>
                <draw:g>
                  <svg:desc>'Comparison-8'.M2:'Comparison-8'.M20</svg:desc>
                </draw:g>
              </table:table-cell>
              <table:table-cell office:value-type="float" office:value="NaN">
                <text:p>NaN</text:p>
                <draw:g>
                  <svg:desc>'Comparison-8'.N2:'Comparison-8'.N20</svg:desc>
                </draw:g>
              </table:table-cell>
              <table:table-cell office:value-type="float" office:value="5">
                <text:p>5</text:p>
                <draw:g>
                  <svg:desc>'Comparison-8'.Q2:'Comparison-8'.Q20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